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056in" table:align="margins"/>
    </style:style>
    <style:style style:name="Table1.A" style:family="table-column">
      <style:table-column-properties style:column-width="1.9688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position="0% 100%" style:font-name="Book Antiqua" fo:font-size="12pt" fo:font-style="normal" style:text-underline-style="none" fo:font-weight="normal" style:font-name-asian="Book Antiqua1" style:font-size-asian="12pt" style:font-style-asian="normal" style:font-weight-asian="normal" style:font-name-complex="Book Antiqua1" style:font-size-complex="12pt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position="0% 100%" fo:font-size="12pt" fo:font-style="normal" style:text-underline-style="none" style:font-size-asian="12pt" style:font-style-asian="normal" style:font-size-complex="12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loext:contextual-spacing="false" fo:margin-left="0in" fo:margin-right="0in" fo:margin-top="0.1945in" fo:margin-bottom="0in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small-caps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loext:contextual-spacing="false" fo:margin-left="0in" fo:margin-right="0in" fo:margin-top="0.1945in" fo:margin-bottom="0in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small-caps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loext:contextual-spacing="false" fo:margin-left="0in" fo:margin-right="0in" fo:margin-top="0.389in" fo:margin-bottom="0.389in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small-caps" fo:color="#000000" style:text-line-through-style="none" style:text-position="0% 100%" fo:font-size="14pt" fo:font-style="normal" style:text-underline-style="none" fo:font-weight="bold" style:font-size-asian="14pt" style:font-style-asian="normal" style:font-weight-asian="bold" style:font-size-complex="14pt"/>
    </style:style>
    <style:style style:name="P7" style:family="paragraph" style:parent-style-name="Heading_20_2">
      <style:paragraph-properties loext:contextual-spacing="false" fo:margin-left="0in" fo:margin-right="0in" fo:margin-top="0.389in" fo:margin-bottom="0.389in" fo:line-height="100%" fo:text-align="justify" style:justify-single-word="false" fo:keep-together="always" fo:text-indent="0in" style:auto-text-indent="false" fo:keep-with-next="always"/>
    </style:style>
    <style:style style:name="P8" style:family="paragraph" style:parent-style-name="Heading_20_2">
      <style:paragraph-properties loext:contextual-spacing="false" fo:margin-left="0in" fo:margin-right="0in" fo:margin-top="0.389in" fo:margin-bottom="0.389in" fo:line-height="100%" fo:text-align="justify" style:justify-single-word="false" fo:keep-together="always" fo:text-indent="0in" style:auto-text-indent="false" fo:break-before="page" fo:keep-with-next="always"/>
    </style:style>
    <style:style style:name="P9" style:family="paragraph" style:parent-style-name="Standard">
      <style:paragraph-properties loext:contextual-spacing="false" fo:margin-left="0in" fo:margin-right="0in" fo:margin-top="0.0555in" fo:margin-bottom="0in" fo:line-height="100%" fo:text-indent="0in" style:auto-text-indent="false">
        <style:tab-stops>
          <style:tab-stop style:position="5.9083in" style:type="right"/>
        </style:tab-stops>
      </style:paragraph-properties>
    </style:style>
    <style:style style:name="P10" style:family="paragraph" style:parent-style-name="Standard">
      <style:paragraph-properties loext:contextual-spacing="false" fo:margin-left="0in" fo:margin-right="0in" fo:margin-top="0.139in" fo:margin-bottom="0in" fo:line-height="100%" fo:text-indent="0in" style:auto-text-indent="false">
        <style:tab-stops>
          <style:tab-stop style:position="5.9083in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in" fo:margin-right="0in" fo:margin-top="0.139in" fo:margin-bottom="0.0555in" fo:line-height="100%" fo:text-indent="0in" style:auto-text-indent="false">
        <style:tab-stops>
          <style:tab-stop style:position="5.9083in" style:type="right"/>
        </style:tab-stops>
      </style:paragraph-properties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keep-together="auto" fo:orphans="2" fo:widows="2" fo:text-indent="0.3937in" style:auto-text-indent="false" fo:padding="0in" fo:border="none" fo:keep-with-next="auto"/>
      <style:text-properties fo:font-variant="normal" fo:text-transform="none" fo:color="#000000" style:text-line-through-style="none" style:text-position="0% 100%" style:font-name="Book Antiqua" fo:font-size="12pt" fo:font-style="normal" style:text-underline-style="none" fo:font-weight="normal" style:font-name-asian="Book Antiqua1" style:font-size-asian="12pt" style:font-style-asian="normal" style:font-weight-asian="normal" style:font-name-complex="Book Antiqua1" style:font-size-complex="12pt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keep-together="auto" fo:orphans="2" fo:widows="2" fo:text-indent="0.3937in" style:auto-text-indent="false" fo:padding="0in" fo:border="none" fo:keep-with-next="auto"/>
      <style:text-properties fo:font-variant="normal" fo:text-transform="none" fo:color="#000000" style:text-line-through-style="none" style:text-position="0% 100%" fo:font-size="12pt" fo:font-style="normal" style:text-underline-style="none" style:font-size-asian="12pt" style:font-style-asian="normal" style:font-size-complex="12pt"/>
    </style:style>
    <style:style style:name="P14" style:family="paragraph" style:parent-style-name="Standard">
      <style:paragraph-properties loext:contextual-spacing="false" fo:margin-left="0.25in" fo:margin-right="0in" fo:margin-top="0.0417in" fo:margin-bottom="0in" fo:line-height="100%" fo:text-indent="0in" style:auto-text-indent="false">
        <style:tab-stops>
          <style:tab-stop style:position="5.9083in" style:type="right"/>
        </style:tab-stops>
      </style:paragraph-properties>
    </style:style>
    <style:style style:name="P15" style:family="paragraph" style:parent-style-name="Standard">
      <style:paragraph-properties loext:contextual-spacing="false" fo:margin-left="0.5in" fo:margin-right="0in" fo:margin-top="0.0417in" fo:margin-bottom="0in" fo:line-height="100%" fo:text-indent="0in" style:auto-text-indent="false">
        <style:tab-stops>
          <style:tab-stop style:position="5.9083in" style:type="right"/>
        </style:tab-stops>
      </style:paragraph-properties>
    </style:style>
    <style:style style:name="P16" style:family="paragraph" style:parent-style-name="Heading_20_2" style:list-style-name="WWNum1">
      <style:paragraph-properties loext:contextual-spacing="false" fo:margin-top="0.389in" fo:margin-bottom="0.389in" fo:line-height="100%" fo:text-align="justify" style:justify-single-word="false" fo:keep-together="always" fo:keep-with-next="always"/>
    </style:style>
    <style:style style:name="P17" style:family="paragraph" style:parent-style-name="Heading_20_2" style:list-style-name="WWNum1">
      <style:paragraph-properties loext:contextual-spacing="false" fo:margin-top="0.389in" fo:margin-bottom="0.389in" fo:line-height="100%" fo:text-align="justify" style:justify-single-word="false" fo:keep-together="always" fo:keep-with-next="always"/>
      <style:text-properties style:text-position="0% 100%"/>
    </style:style>
    <style:style style:name="P18" style:family="paragraph" style:parent-style-name="Heading_20_2" style:list-style-name="WWNum1">
      <style:paragraph-properties loext:contextual-spacing="false" fo:margin-top="0.389in" fo:margin-bottom="0.389in" fo:line-height="100%" fo:keep-together="always" fo:keep-with-next="always"/>
      <style:text-properties style:text-position="0% 100%"/>
    </style:style>
    <style:style style:name="P19" style:family="paragraph" style:parent-style-name="Heading_20_2">
      <style:paragraph-properties loext:contextual-spacing="false" fo:margin-left="0in" fo:margin-right="0in" fo:margin-top="0.389in" fo:margin-bottom="0.389in" fo:line-height="100%" fo:text-align="justify" style:justify-single-word="false" fo:keep-together="always" fo:text-indent="0in" style:auto-text-indent="false" fo:keep-with-next="always"/>
      <style:text-properties style:text-position="0% 100%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position="0% 100%" fo:font-size="12pt" fo:font-style="normal" style:text-underline-style="none" style:font-size-asian="12pt" style:font-style-asian="normal" style:font-size-complex="12pt"/>
    </style:style>
    <style:style style:name="P23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size="12pt" style:font-size-asian="12pt" style:font-size-complex="12pt"/>
    </style:style>
    <style:style style:name="P24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/>
    </style:style>
    <style:style style:name="P26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/>
      <style:text-properties fo:color="#d4d4d4" style:font-name="Consolas" fo:font-size="10.5pt" fo:font-weight="normal" fo:background-color="#1e1e1e"/>
    </style:style>
    <style:style style:name="P27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/>
      <style:text-properties fo:font-size="12pt" style:font-size-asian="12pt" style:font-size-complex="12pt"/>
    </style:style>
    <style:style style:name="P28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keep-together="auto" fo:orphans="2" fo:widows="2" fo:text-indent="0in" style:auto-text-indent="false" fo:break-before="page" fo:padding="0in" fo:border="none" fo:keep-with-next="auto"/>
      <style:text-properties fo:font-variant="normal" fo:text-transform="none" fo:color="#000000" style:text-line-through-style="none" style:text-position="0% 100%" fo:font-size="16pt" fo:font-style="normal" style:text-underline-style="none" style:font-size-asian="16pt" style:font-style-asian="normal" style:font-size-complex="16pt"/>
    </style:style>
    <style:style style:name="P29" style:family="paragraph" style:parent-style-name="Standard" style:master-page-name="First_20_Page">
      <style:paragraph-properties loext:contextual-spacing="false" fo:margin-left="0in" fo:margin-right="0in" fo:margin-top="3.15in" fo:margin-bottom="0in" fo:line-height="100%" fo:text-align="center" style:justify-single-word="false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position="0% 100%" fo:font-size="12pt" fo:font-style="normal" style:text-underline-style="none" style:font-size-asian="12pt" style:font-style-asian="normal" style:font-size-complex="12pt"/>
    </style:style>
    <style:style style:name="P30" style:family="paragraph" style:parent-style-name="Standard">
      <style:paragraph-properties loext:contextual-spacing="false" fo:margin-left="0in" fo:margin-right="0in" fo:margin-top="0.1945in" fo:margin-bottom="0in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small-caps" fo:font-size="16pt" fo:font-weight="bold" style:font-size-asian="16pt" style:font-weight-asian="bold" style:font-size-complex="16pt"/>
    </style:style>
    <style:style style:name="P31" style:family="paragraph" style:parent-style-name="Standard">
      <style:paragraph-properties loext:contextual-spacing="false" fo:margin-left="0in" fo:margin-right="0in" fo:margin-top="0.1945in" fo:margin-bottom="0in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small-caps" fo:color="#000000" style:text-line-through-style="none" style:text-position="0% 100%" fo:font-size="16pt" fo:font-style="normal" style:text-underline-style="none" fo:font-weight="bold" style:font-size-asian="16pt" style:font-style-asian="normal" style:font-weight-asian="bold" style:font-size-complex="16pt"/>
    </style:style>
    <style:style style:name="P32" style:family="paragraph" style:parent-style-name="Standard">
      <style:paragraph-properties fo:margin-left="0in" fo:margin-right="0in" fo:margin-top="0.25in" fo:margin-bottom="0.25in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33" style:family="paragraph" style:parent-style-name="Heading_20_3">
      <style:paragraph-properties loext:contextual-spacing="false" fo:margin-left="0in" fo:margin-right="0in" fo:margin-top="0.25in" fo:margin-bottom="0.25in" fo:line-height="100%" fo:text-align="justify" style:justify-single-word="false" fo:keep-together="always" fo:text-indent="0in" style:auto-text-indent="false" fo:keep-with-next="always"/>
      <style:text-properties style:text-position="0% 100%"/>
    </style:style>
    <style:style style:name="P34" style:family="paragraph" style:parent-style-name="Heading_20_3">
      <style:paragraph-properties fo:margin-left="0in" fo:margin-right="0in" fo:margin-top="0.25in" fo:margin-bottom="0.25in" fo:line-height="100%" fo:text-align="justify" style:justify-single-word="false" fo:keep-together="always" fo:text-indent="0in" style:auto-text-indent="false" fo:keep-with-next="always"/>
    </style:style>
    <style:style style:name="P35" style:family="paragraph" style:parent-style-name="Heading_20_1" style:list-style-name="WWNum1">
      <style:paragraph-properties loext:contextual-spacing="false" fo:margin-top="0.389in" fo:margin-bottom="0.389in" fo:line-height="100%" fo:text-align="justify" style:justify-single-word="false" fo:keep-together="always" fo:break-before="page" fo:keep-with-next="always"/>
    </style:style>
    <style:style style:name="P36" style:family="paragraph" style:parent-style-name="Heading_20_1" style:list-style-name="WWNum1">
      <style:paragraph-properties loext:contextual-spacing="false" fo:margin-top="0.389in" fo:margin-bottom="0.389in" fo:line-height="100%" fo:text-align="justify" style:justify-single-word="false" fo:keep-together="always" fo:break-before="page" fo:keep-with-next="always"/>
      <style:text-properties style:text-position="0% 100%"/>
    </style:style>
    <style:style style:name="P37" style:family="paragraph" style:parent-style-name="Heading_20_1" style:list-style-name="WWNum1">
      <style:paragraph-properties loext:contextual-spacing="false" fo:margin-top="0.389in" fo:margin-bottom="0.389in" fo:line-height="100%" fo:text-align="justify" style:justify-single-word="false" fo:keep-together="always" fo:keep-with-next="always"/>
    </style:style>
    <style:style style:name="P3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position="0% 100%" fo:font-size="12pt" fo:font-style="normal" style:text-underline-style="none" style:font-size-asian="12pt" style:font-style-asian="normal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style:text-position="0% 100%"/>
    </style:style>
    <style:style style:name="T5" style:family="text">
      <style:text-properties style:text-position="0% 100%"/>
    </style:style>
    <style:style style:name="T6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Harri Juutilainen</text:p>
      <text:p text:style-name="P4"/>
      <text:p text:style-name="P5"/>
      <text:p text:style-name="P5">TIES476 PELITEKNOLOGIA - SYKLI 8</text:p>
      <text:p text:style-name="P31">TESTAUSSUUNNITELMA JA -RAPORTTI</text:p>
      <text:p text:style-name="P6"><text:bookmark text:name="_gjdgxs"/></text:p>
      <text:p text:style-name="P28"><text:bookmark text:name="_30j0zll"/>SISÄLLYS</text:p>
      <text:p text:style-name="P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8z957yhsv27s" text:style-name="Index_20_Link" text:visited-style-name="Index_20_Link"><text:span text:style-name="T2">TESTAUSSUUNNITELMA</text:span></text:a><text:span text:style-name="T2"><text:tab/>3</text:span></text:p>
          <text:p text:style-name="P14"><text:a xlink:type="simple" xlink:href="#_jqoc0yomw0it" text:style-name="Index_20_Link" text:visited-style-name="Index_20_Link"><text:span text:style-name="T3">Testauksen kohde</text:span></text:a><text:span text:style-name="T3"><text:tab/>3</text:span></text:p>
          <text:p text:style-name="P14"><text:a xlink:type="simple" xlink:href="#_nn241pgdoe49" text:style-name="Index_20_Link" text:visited-style-name="Index_20_Link"><text:span text:style-name="T3">Testattavat ominaisuudet</text:span></text:a><text:span text:style-name="T3"><text:tab/>3</text:span></text:p>
          <text:p text:style-name="P14"><text:a xlink:type="simple" xlink:href="#_feiy6z24e6i6" text:style-name="Index_20_Link" text:visited-style-name="Index_20_Link"><text:span text:style-name="T3">Testauskerran tavoitteet (laatuominaisuudet)</text:span></text:a><text:span text:style-name="T3"><text:tab/>3</text:span></text:p>
          <text:p text:style-name="P14"><text:a xlink:type="simple" xlink:href="#_b5as1ang1vco" text:style-name="Index_20_Link" text:visited-style-name="Index_20_Link"><text:span text:style-name="T3">Testaustyökalun kuvaaminen</text:span></text:a><text:span text:style-name="T3"><text:tab/>3</text:span></text:p>
          <text:p text:style-name="P14"><text:a xlink:type="simple" xlink:href="#_hekwy5e2d1kg" text:style-name="Index_20_Link" text:visited-style-name="Index_20_Link"><text:span text:style-name="T3">Testitapauksien kuvaaminen</text:span></text:a><text:span text:style-name="T3"><text:tab/>3</text:span></text:p>
          <text:p text:style-name="P10"><text:a xlink:type="simple" xlink:href="#_vgs8ujc2l6kn" text:style-name="Index_20_Link" text:visited-style-name="Index_20_Link"><text:span text:style-name="T2">TESTAUSRAPORTTI</text:span></text:a><text:span text:style-name="T2"><text:tab/>4</text:span></text:p>
          <text:p text:style-name="P14"><text:a xlink:type="simple" xlink:href="#_17dp8vu" text:style-name="Index_20_Link" text:visited-style-name="Index_20_Link"><text:span text:style-name="T3">Testauskertojen suorittaminen</text:span></text:a><text:span text:style-name="T3"><text:tab/>4</text:span></text:p>
          <text:p text:style-name="P14"><text:a xlink:type="simple" xlink:href="#_qxesbohm7r5" text:style-name="Index_20_Link" text:visited-style-name="Index_20_Link"><text:span text:style-name="T3">1. testitapauksen yksilöintitiedot</text:span></text:a><text:span text:style-name="T3"><text:tab/>4</text:span></text:p>
          <text:p text:style-name="P15"><text:a xlink:type="simple" xlink:href="#_1zzb108825eu" text:style-name="Index_20_Link" text:visited-style-name="Index_20_Link"><text:span text:style-name="T3">Havainnot</text:span></text:a><text:span text:style-name="T3"><text:tab/>4</text:span></text:p>
          <text:p text:style-name="P15"><text:a xlink:type="simple" xlink:href="#_lw7x2hnp86d4" text:style-name="Index_20_Link" text:visited-style-name="Index_20_Link"><text:span text:style-name="T3">Tulokset ja johtopäätökset</text:span></text:a><text:span text:style-name="T3"><text:tab/>4</text:span></text:p>
          <text:p text:style-name="P14"><text:a xlink:type="simple" xlink:href="#_d3nu8z7eg6dy" text:style-name="Index_20_Link" text:visited-style-name="Index_20_Link"><text:span text:style-name="T3">2. testitapauksen yksilöintitiedot</text:span></text:a><text:span text:style-name="T3"><text:tab/>4</text:span></text:p>
          <text:p text:style-name="P15"><text:a xlink:type="simple" xlink:href="#_3bo4o9mx4yzx" text:style-name="Index_20_Link" text:visited-style-name="Index_20_Link"><text:span text:style-name="T3">Havainnot</text:span></text:a><text:span text:style-name="T3"><text:tab/>4</text:span></text:p>
          <text:p text:style-name="P15"><text:a xlink:type="simple" xlink:href="#_1y464l8dfiez" text:style-name="Index_20_Link" text:visited-style-name="Index_20_Link"><text:span text:style-name="T3">Tulokset ja johtopäätökset</text:span></text:a><text:span text:style-name="T3"><text:tab/>5</text:span></text:p>
          <text:p text:style-name="P14"><text:a xlink:type="simple" xlink:href="#_a3mol7pffsh1" text:style-name="Index_20_Link" text:visited-style-name="Index_20_Link"><text:span text:style-name="T3">3. testitapauksen yksilöintitiedot</text:span></text:a><text:span text:style-name="T3"><text:tab/>5</text:span></text:p>
          <text:p text:style-name="P15"><text:a xlink:type="simple" xlink:href="#_taz3h2v3yee6" text:style-name="Index_20_Link" text:visited-style-name="Index_20_Link"><text:span text:style-name="T3">Havainnot</text:span></text:a><text:span text:style-name="T3"><text:tab/>5</text:span></text:p>
          <text:p text:style-name="P15"><text:a xlink:type="simple" xlink:href="#_7vu4ikhihh5l" text:style-name="Index_20_Link" text:visited-style-name="Index_20_Link"><text:span text:style-name="T3">Tulokset ja johtopäätökset</text:span></text:a><text:span text:style-name="T3"><text:tab/>5</text:span></text:p>
          <text:p text:style-name="P14"><text:a xlink:type="simple" xlink:href="#_ukvjzik06lpo" text:style-name="Index_20_Link" text:visited-style-name="Index_20_Link"><text:span text:style-name="T3">4. testitapauksen yksilöintitiedot</text:span></text:a><text:span text:style-name="T3"><text:tab/>5</text:span></text:p>
          <text:p text:style-name="P15"><text:a xlink:type="simple" xlink:href="#_f9skrlsirl3k" text:style-name="Index_20_Link" text:visited-style-name="Index_20_Link"><text:span text:style-name="T3">Havainnot</text:span></text:a><text:span text:style-name="T3"><text:tab/>5</text:span></text:p>
          <text:p text:style-name="P15"><text:a xlink:type="simple" xlink:href="#_j17buqcl502q" text:style-name="Index_20_Link" text:visited-style-name="Index_20_Link"><text:span text:style-name="T3">Tulokset ja johtopäätökset</text:span></text:a><text:span text:style-name="T3"><text:tab/>6</text:span></text:p>
          <text:p text:style-name="P11"><text:a xlink:type="simple" xlink:href="#_j93wyv7lqwzk" text:style-name="Index_20_Link" text:visited-style-name="Index_20_Link"><text:span text:style-name="T2">YHTEENVETO</text:span></text:a><text:span text:style-name="T2"><text:tab/>7</text:span></text:p>
        </text:index-body>
      </text:table-of-content>
      <text:section text:style-name="Sect1" text:name="TextSection">
        <text:p text:style-name="P2"><text:bookmark text:name="_1fob9te"/></text:p>
      </text:section>
      <text:section text:style-name="Sect1" text:name="Section1">
        <text:list xml:id="list5483198751400422030" text:style-name="WWNum1">
          <text:list-item>
            <text:p text:style-name="P36"><text:bookmark text:name="_8z957yhsv27s"/>TESTAUSSUUNNITELMA</text:p>
          </text:list-item>
        </text:list>
        <text:p text:style-name="P3"><text:bookmark text:name="_3znysh7"/><text:span text:style-name="T1">Tässä luvussa laaditaan testaussuunnitelma suoritettavia testejä varten. </text:span></text:p>
        <text:p text:style-name="P25"><text:span text:style-name="T6"/></text:p>
        <text:list xml:id="list33229030" text:continue-numbering="true" text:style-name="WWNum1">
          <text:list-item>
            <text:list>
              <text:list-item>
                <text:p text:style-name="P17"><text:bookmark text:name="_jqoc0yomw0it"/>Testauksen kohde</text:p>
              </text:list-item>
            </text:list>
          </text:list-item>
        </text:list>
        <text:p text:style-name="P2">Testattava peli on pong. Tavoitteena siinä on saada pallo vastustajan päähän liikuttamalla omaa mailaa osuakseen palloon. Pelissä on pistelaskuri ja yksinkertainen tekoäly.</text:p>
        <text:list xml:id="list33227187" text:continue-numbering="true" text:style-name="WWNum1">
          <text:list-item>
            <text:list>
              <text:list-item>
                <text:p text:style-name="P17"><text:bookmark text:name="_nn241pgdoe49"/>Testattavat ominaisuudet</text:p>
              </text:list-item>
            </text:list>
          </text:list-item>
        </text:list>
        <text:p text:style-name="P3"><text:span text:style-name="T1">Lähdin testaamaan editoriin tehtyjen objektien aloitusarvoja, sekä olemassaoloa. Testataan, että peliä varten olevat perusedellytykset toteutuvat sekä ovat oikeita.</text:span></text:p>
        <text:list xml:id="list33231425" text:continue-numbering="true" text:style-name="WWNum1">
          <text:list-item>
            <text:list>
              <text:list-item>
                <text:p text:style-name="P18"><text:bookmark text:name="_feiy6z24e6i6"/>Testauskerran päämäärät ja tavoitteet</text:p>
              </text:list-item>
            </text:list>
          </text:list-item>
        </text:list>
        <text:p text:style-name="P3"><text:span text:style-name="T6">En aio testata laatuominaisuuksia.</text:span></text:p>
        <text:list xml:id="list33248426" text:continue-numbering="true" text:style-name="WWNum1">
          <text:list-item>
            <text:list>
              <text:list-item>
                <text:p text:style-name="P17"><text:bookmark text:name="_b5as1ang1vco"/>Testaustyökalun kuvaaminen</text:p>
              </text:list-item>
            </text:list>
          </text:list-item>
        </text:list>
        <text:p text:style-name="P2">Opin, että playmode- testiloop toimii samalla tavalla kuin Unityn Coroutine.</text:p>
        <text:list xml:id="list33243752" text:continue-numbering="true" text:style-name="WWNum1">
          <text:list-item>
            <text:list>
              <text:list-item>
                <text:p text:style-name="P17"><text:bookmark text:name="_hekwy5e2d1kg"/>Testitapauksien kuvaaminen</text:p>
              </text:list-item>
            </text:list>
          </text:list-item>
        </text:list>
        <text:p text:style-name="P20">Testicase 1 katsoo onko molemmissa pistetaulun &lt;Text&gt; objekteissa annetut alkuarvot oikeita, sekä samanlaisia (annoin niille alkuarvon 0). Testicase2 katsoo onko kaikki pelaamiseen välttämätön olemassa: mailat, pallo sekä reunat.</text:p>
        <text:p text:style-name="P26"/>
        <text:p text:style-name="P26"/>
        <text:list xml:id="list33253044" text:continue-numbering="true" text:style-name="WWNum1">
          <text:list-item>
            <text:p text:style-name="P37"><text:bookmark text:name="_vgs8ujc2l6kn"/><text:soft-page-break/><text:span text:style-name="T4">TESTAUSRAPORTTI</text:span></text:p>
          </text:list-item>
        </text:list>
        <text:p text:style-name="P2">Tässä luvussa kuvaillaan testauksen suorittamista.</text:p>
        <text:p text:style-name="P13"><text:bookmark text:name="_2s8eyo1"/></text:p>
        <text:list xml:id="list33246185" text:continue-numbering="true" text:style-name="WWNum1">
          <text:list-item>
            <text:list>
              <text:list-item>
                <text:p text:style-name="P16"><text:bookmark text:name="_17dp8vu"/><text:span text:style-name="T4">Testausker</text:span>ran<text:span text:style-name="T4"> suorittaminen</text:span></text:p>
              </text:list-item>
            </text:list>
          </text:list-item>
        </text:list>
        <text:p text:style-name="P19"><text:bookmark text:name="_qxesbohm7r5"/>1. testitapauksen yksilöintitiedot</text:p>
        <text:p text:style-name="P2">Testicase 1: Katsotaan onko molemmissa pistetaulun &lt;Text&gt; objekteissa annetut alkuarvot oikeita, sekä samanlaisia.</text:p>
        <text:p text:style-name="P33"><text:bookmark text:name="_1zzb108825eu"/>Havainnot</text:p>
        <text:p text:style-name="P32"><text:span text:style-name="T4">Havainto 0: Huomio, editoriin tehdyille <text:s/>tekstikomponenteille ei oltu annettu alkuarvoa. Vakavuusaste matala.</text:span></text:p>
        <text:p text:style-name="P33"><text:bookmark text:name="_lw7x2hnp86d4"/>Tulokset ja johtopäätökset</text:p>
        <text:p text:style-name="P21">Löysin haetun puutteen ja tein siihen korjauksen. Lisätestauksena voisi testata arvojen tyypit.</text:p>
        <text:p text:style-name="P7"><text:bookmark text:name="_d3nu8z7eg6dy"/></text:p>
        <text:p text:style-name="P8"><text:bookmark text:name="_azzhevkb43h7"/><text:span text:style-name="T4">2. </text:span>t<text:span text:style-name="T4">estitapauksen yksilöintitiedot</text:span></text:p>
        <text:p text:style-name="P2">Testicase2: Katsoo onko kaikki pelaamiseen välttämätön olemassa: mailat, pallo sekä reunat.</text:p>
        <text:p text:style-name="P33"><text:bookmark text:name="_3bo4o9mx4yzx"/>Havainnot</text:p>
        <text:p text:style-name="P21">Havainto 1: Ok: kaikki objektit ovat olemassa.</text:p>
        <text:p text:style-name="P21"/>
        <text:p text:style-name="P21">Havainto 2: Huomio: Testatut objektit eivät olleet pelille olennaisia (seinät) vaan colliderit oli laitettu johonkin muualle. Kosmeettinen ongelma.</text:p>
        <text:p text:style-name="P21"/>
        <text:p text:style-name="P34"><text:bookmark text:name="_1y464l8dfiez"/><text:span text:style-name="T4">Tulokset ja johtopäätökset</text:span></text:p>
        <text:p text:style-name="P21">Havainnon 1 nojalla koko testitapaus oli täysin turha. Korjaisin joko kohdentamalla testauksen objekteihin jossa colliderit ovat, tai laittamalla colliderit seiniin.</text:p>
        <text:p text:style-name="P2"><text:bookmark text:name="_44sinio"/></text:p>
        <text:p text:style-name="P7"><text:bookmark text:name="_a3mol7pffsh1"/></text:p>
        <text:list xml:id="list33232363" text:continue-numbering="true" text:style-name="WWNum1">
          <text:list-item>
            <text:p text:style-name="P35"><text:bookmark text:name="_j93wyv7lqwzk"/><text:span text:style-name="T4">YHTEENVETO</text:span></text:p>
          </text:list-item>
        </text:list>
        <text:p text:style-name="P3"><text:span text:style-name="T1">Kerro lopuksi testaussuunnitelman ja -raportin tärkeimmät asiat tässä. Kerro esimerkiksi kuinka testauksen suorittaminen onnistui ja millaisia tuloksia </text:span><text:span text:style-name="T6">suorittamiesi testauksien avulla löytyi. Lisäksi voit miettiä, mitä olisit mahdollisesti tehnyt toisin tai mihin kiinnittänyt enemmän huomiota. Vinkkejä seuraavalle testaajalle tai testin kehittämiseen.</text:span></text:p>
        <text:p text:style-name="P23">Kokoa vielä lopuksi taulukkoon kaikki testitapauksista saamasi tieto; yksilöintitieto (nimi), <text:s/>johtopäätös (ok, huomio, ei toimi tai kaatuu) ja perustelut.</text:p>
        <text:p text:style-name="P27">Testauksen suorittaminen oli suoraviivaista ja helppoa. Olisi pitänyt tutkia objektien sisäisiä komponentteja tarkemmin koodin sijaan. Seuraava testaaja voi uudelleenkohdentaa tapauksen 2 ja lisätä tapaukseen 1.</text:p>
        <text:p text:style-name="P27"/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P38">Havainto 0</text:p>
            </table:table-cell>
            <table:table-cell table:style-name="Table1.A1" office:value-type="string">
              <text:p text:style-name="P38">Huomio</text:p>
            </table:table-cell>
            <table:table-cell table:style-name="Table1.C1" office:value-type="string">
              <text:p text:style-name="P32"><text:span text:style-name="T4">Huomio, editoriin tehdyille <text:s/>tekstikomponenteille ei oltu annettu alkuarvoa. </text:span></text:p>
            </table:table-cell>
          </table:table-row>
          <table:table-row>
            <table:table-cell table:style-name="Table1.A2" office:value-type="string">
              <text:p text:style-name="P38">Havainto 1</text:p>
            </table:table-cell>
            <table:table-cell table:style-name="Table1.A2" office:value-type="string">
              <text:p text:style-name="P38">Ok</text:p>
            </table:table-cell>
            <table:table-cell table:style-name="Table1.C2" office:value-type="string">
              <text:p text:style-name="P21">Kaikki objektit ovat olemassa.</text:p>
            </table:table-cell>
          </table:table-row>
          <table:table-row>
            <table:table-cell table:style-name="Table1.A2" office:value-type="string">
              <text:p text:style-name="P38">Havainto 2</text:p>
            </table:table-cell>
            <table:table-cell table:style-name="Table1.A2" office:value-type="string">
              <text:p text:style-name="P38">Huomio</text:p>
            </table:table-cell>
            <table:table-cell table:style-name="Table1.C2" office:value-type="string">
              <text:p text:style-name="P21">Testatut objektit eivät olleet pelille olennaisia (seinät) vaan colliderit oli laitettu johonkin muualle. Kosmeettinen ongelma.</text:p>
              <text:p text:style-name="P21"/>
            </table:table-cell>
          </table:table-row>
        </table:table>
        <text:p text:style-name="P27"/>
        <text:p text:style-name="P27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onsolas" svg:font-family="Consolas, 'Courier New', monospac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i" fo:country="FI" style:letter-kerning="false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fi" fo:country="FI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3335in" fo:margin-bottom="0.0835in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25in" fo:margin-bottom="0.0555in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position="0% 100%" style:font-name="Book Antiqua" fo:font-size="12pt" fo:font-style="normal" style:text-underline-style="none" fo:font-weight="normal" style:font-name-asian="Book Antiqua1" style:font-size-asian="12pt" style:font-style-asian="normal" style:font-weight-asian="normal" style:font-name-complex="Book Antiqua1" style:font-size-complex="12pt"/>
    </style:style>
    <style:style style:name="MP2" style:family="paragraph" style:parent-style-name="Standard">
      <style:paragraph-properties loext:contextual-spacing="false" fo:margin-left="0in" fo:margin-right="0in" fo:margin-top="0in" fo:margin-bottom="0in" fo:line-height="100%" fo:text-align="justify" style:justify-single-word="false" fo:keep-together="auto" fo:orphans="2" fo:widows="2" fo:text-indent="0.3937in" style:auto-text-indent="false" fo:padding="0in" fo:border="none" fo:keep-with-next="auto"/>
      <style:text-properties fo:font-variant="normal" fo:text-transform="none" fo:color="#000000" style:text-line-through-style="none" style:text-position="0% 100%" style:font-name="Book Antiqua" fo:font-size="12pt" fo:font-style="normal" style:text-underline-style="none" fo:font-weight="normal" style:font-name-asian="Book Antiqua1" style:font-size-asian="12pt" style:font-style-asian="normal" style:font-weight-asian="normal" style:font-name-complex="Book Antiqua1" style:font-size-complex="12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24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9-05-10T13:03:14.92</dc:date>
    <dc:creator>Harri Juutilainen</dc:creator>
    <meta:editing-duration>PT24M33S</meta:editing-duration>
    <meta:editing-cycles>19</meta:editing-cycles>
    <meta:document-statistic meta:table-count="1" meta:image-count="0" meta:object-count="0" meta:page-count="6" meta:paragraph-count="66" meta:word-count="422" meta:character-count="3535"/>
  </office:meta>
</office:document-meta>
</file>